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font-weight="bold" style:font-weight-asian="bold"/>
    </style:style>
    <style:style style:name="P19" style:parent-style-name="podpis" style:family="paragraph">
      <style:paragraph-properties fo:margin-top="0.3333in"/>
    </style:style>
    <style:style style:name="P20" style:parent-style-name="podpis" style:family="paragraph">
      <style:paragraph-properties fo:text-align="start" fo:margin-left="0in">
        <style:tab-stops/>
      </style:paragraph-properties>
    </style:style>
    <style:style style:name="P21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6/2023<text:bookmark-end text:name="Text14"/></text:p>
            <text:p text:style-name="Normální">KVOP-22467/2023<text:bookmark-end text:name="Text2"/></text:p>
            <text:p text:style-name="Normální"><text:bookmark-start text:name="Text6"/>13. 06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M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<text:s/>o vyřízení žádosti o informace</text:h>
      <text:h text:style-name="Nadpis1" text:outline-level="1">podle zákona č. 106/1999 Sb., o svobodném přístupu k informacím</text:h>
      <text:p text:style-name="Základnítext">Vážený pane M.,</text:p>
      <text:p text:style-name="Základnítext">dne 5. 6. 2023 obdržela Kancelář veřejného ochránce práv Vaši žádost o informace. Žádáte o nahlédnutí nebo vydání kopie dokumentu č. j. VOP 15322/2022 „podnět k přezkoumání vydaného osvědčení o neexistenci veřejné účelové komunikace k ombudsmanovi včetně stížnosti na městský úřad Š.“.</text:p>
      <text:p text:style-name="Základnítext"><text:span text:style-name="Silné">Dáváme Vám tyto informace</text:span>:</text:p>
      <text:p text:style-name="P18">Podnět ochránci podaný dne 15. 8. 2022 na předepsaném online formuláři.</text:p>
      <text:p text:style-name="Základnítext">Doplňujeme, že v podnětu (formuláři) uvedené přílohy jsme neobdrželi. Přílohu podnětu tvoří pouze chronologický soupis vývoje, který taktéž zasíláme.</text:p>
      <text:p text:style-name="Základnítext">Ochránce se podnětem blíže nezabýval, starostovi jsme telefonicky doporučili spor řešit s Krajským úřadem Olomouckého kraje, který je nadřízeným orgánem Městského úřadu Š.</text:p>
      <text:p text:style-name="Základnítext">S pozdravem</text:p>
      <text:p text:style-name="P19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Přílohy</text:p>
      <text:p text:style-name="P20">Podnět ochránci</text:p>
      <text:p text:style-name="P21">Příloha podnětu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LTGU*</text:span></text:p>
        <text:p text:style-name="P12"><text:span text:style-name="T13">KVOPX00DLTGU</text:span>KVOPX00DLTGU</text:p>
        <text:p text:style-name="P14"/>
      </style:header>
      <style:footer>
        <text:p text:style-name="kontakt">Kancelář<text:s/>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6T11:09:00Z</meta:creation-date>
    <dc:date>2023-06-16T11:12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61" meta:character-count="1107" meta:row-count="11" meta:non-whitespace-character-count="948"/>
  </office:meta>
</office:document-meta>
</file>